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_20_Element_20_Clair_20_centré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3002f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f992a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4510df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dde3b" officeooo:paragraph-rsid="002dde3b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1pt" style:font-size-asian="11pt" style:font-size-complex="11pt"/>
    </style:style>
    <style:style style:name="P16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7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422fb1" officeooo:paragraph-rsid="00422fb1" style:font-size-asian="24pt" style:font-weight-asian="bold" style:font-size-complex="24pt" style:font-weight-complex="bold"/>
    </style:style>
    <style:style style:name="P18" style:family="paragraph" style:parent-style-name="Standard">
      <style:text-properties fo:color="#000000" style:font-name="Arial"/>
    </style:style>
    <style:style style:name="P19" style:family="paragraph" style:parent-style-name="Standard">
      <style:text-properties fo:color="#000000" style:font-name="Arial" officeooo:paragraph-rsid="00113cee"/>
    </style:style>
    <style:style style:name="P20" style:family="paragraph" style:parent-style-name="Standard">
      <style:text-properties fo:color="#000000" style:font-name="Arial" officeooo:paragraph-rsid="002dde3b"/>
    </style:style>
    <style:style style:name="P21" style:family="paragraph" style:parent-style-name="TA_20_Text_20_centré">
      <style:text-properties officeooo:paragraph-rsid="00241831"/>
    </style:style>
    <style:style style:name="P22" style:family="paragraph" style:parent-style-name="TA_20_Text_20_centré">
      <style:text-properties officeooo:paragraph-rsid="00229266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4" style:family="paragraph" style:parent-style-name="Standard">
      <style:text-properties fo:color="#000000" style:font-name="Arial" fo:font-size="12pt" fo:font-weight="normal" officeooo:rsid="00480512" officeooo:paragraph-rsid="00480512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Arial" officeooo:rsid="002ddb09" officeooo:paragraph-rsid="00480512"/>
    </style:style>
    <style:style style:name="P26" style:family="paragraph">
      <style:paragraph-properties fo:text-align="start"/>
    </style:style>
    <style:style style:name="T1" style:family="text">
      <style:text-properties fo:color="#000000" style:font-name="Arial" fo:font-weight="bold" style:font-weight-asian="bold" style:font-weight-complex="bold"/>
    </style:style>
    <style:style style:name="T2" style:family="text">
      <style:text-properties fo:color="#000000" style:font-name="Arial" fo:font-weight="normal" officeooo:rsid="000c53cb" style:font-weight-asian="normal" style:font-weight-complex="normal"/>
    </style:style>
    <style:style style:name="T3" style:family="text">
      <style:text-properties fo:color="#000000" style:font-name="Arial" fo:font-weight="normal" officeooo:rsid="002b7be4" style:font-weight-asian="normal" style:font-weight-complex="normal"/>
    </style:style>
    <style:style style:name="T4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5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style:font-name="Arial" fo:font-size="11pt" fo:font-weight="bold" officeooo:rsid="0017e4df" style:font-size-asian="11pt" style:font-weight-asian="bold" style:font-size-complex="11pt" style:font-weight-complex="bold"/>
    </style:style>
    <style:style style:name="T7" style:family="text">
      <style:text-properties fo:color="#000000" style:font-name="Arial" fo:font-size="11pt" fo:font-weight="bold" officeooo:rsid="002977de" style:font-size-asian="11pt" style:font-weight-asian="bold" style:font-size-complex="11pt" style:font-weight-complex="bold"/>
    </style:style>
    <style:style style:name="T8" style:family="text">
      <style:text-properties fo:color="#000000" style:font-name="Arial" fo:font-size="11pt" fo:font-weight="bold" officeooo:rsid="000c53cb" style:font-size-asian="11pt" style:font-weight-asian="bold" style:font-size-complex="11pt" style:font-weight-complex="bold"/>
    </style:style>
    <style:style style:name="T9" style:family="text">
      <style:text-properties fo:color="#000000" style:font-name="Arial" fo:font-size="11pt" fo:font-weight="normal" officeooo:rsid="00241831" style:font-size-asian="11pt" style:font-weight-asian="normal"/>
    </style:style>
    <style:style style:name="T10" style:family="text">
      <style:text-properties fo:color="#000000" style:font-name="Arial" fo:font-size="11pt" fo:font-weight="normal" officeooo:rsid="00283ec2" style:font-size-asian="11pt" style:font-weight-asian="normal"/>
    </style:style>
    <style:style style:name="T11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12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13" style:family="text">
      <style:text-properties fo:color="#000000" style:font-name="Arial" fo:font-size="11pt" fo:font-weight="normal" officeooo:rsid="004510df" style:font-size-asian="11pt" style:font-weight-asian="normal" style:font-size-complex="11pt" style:font-weight-complex="normal"/>
    </style:style>
    <style:style style:name="T14" style:family="text">
      <style:text-properties fo:color="#000000" style:font-name="Arial" fo:font-size="11pt" fo:font-weight="normal" officeooo:rsid="0046830b" style:font-size-asian="11pt" style:font-weight-asian="normal" style:font-size-complex="11pt" style:font-weight-complex="normal"/>
    </style:style>
    <style:style style:name="T15" style:family="text">
      <style:text-properties fo:color="#000000" style:font-name="Arial" fo:font-size="11pt" style:font-size-asian="11pt" style:font-size-complex="11pt"/>
    </style:style>
    <style:style style:name="T16" style:family="text">
      <style:text-properties fo:color="#000000" style:font-name="Arial" fo:font-size="11pt" officeooo:rsid="000c53cb" style:font-size-asian="11pt" style:font-size-complex="11pt"/>
    </style:style>
    <style:style style:name="T17" style:family="text">
      <style:text-properties fo:color="#000000" style:font-name="Arial" fo:font-size="11pt" officeooo:rsid="002b7be4" style:font-size-asian="11pt" style:font-size-complex="11pt"/>
    </style:style>
    <style:style style:name="T18" style:family="text">
      <style:text-properties fo:color="#000000" style:font-name="Arial" fo:font-size="11pt" officeooo:rsid="002be793" style:font-size-asian="11pt" style:font-size-complex="11pt"/>
    </style:style>
    <style:style style:name="T19" style:family="text">
      <style:text-properties fo:color="#000000" style:font-name="Arial" fo:font-size="11pt" officeooo:rsid="00180ea1" style:font-size-asian="11pt" style:font-size-complex="11pt"/>
    </style:style>
    <style:style style:name="T20" style:family="text">
      <style:text-properties fo:color="#000000" style:font-name="Arial" fo:font-size="11pt" officeooo:rsid="0015fe98" style:font-size-asian="11pt" style:font-size-complex="11pt"/>
    </style:style>
    <style:style style:name="T21" style:family="text">
      <style:text-properties style:use-window-font-color="true" style:font-name="Arial" fo:font-size="11pt" officeooo:rsid="00241831" style:font-size-asian="11pt" style:font-size-complex="11pt"/>
    </style:style>
    <style:style style:name="T22" style:family="text">
      <style:text-properties style:use-window-font-color="true" style:font-name="Arial" fo:font-size="12pt" fo:font-weight="normal" officeooo:rsid="004ca611" style:font-size-asian="12pt" style:font-weight-asian="normal" style:font-size-complex="12pt" style:font-weight-complex="normal"/>
    </style:style>
    <style:style style:name="T23" style:family="text">
      <style:text-properties style:use-window-font-color="true" style:font-name="Arial" fo:font-size="12pt" style:font-size-asian="12pt" style:font-size-complex="12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officeooo:rsid="003479e6" style:font-size-asian="16pt" style:font-size-complex="16pt"/>
    </style:style>
    <style:style style:name="T26" style:family="text">
      <style:text-properties fo:font-size="16pt" officeooo:rsid="003e8722" style:font-size-asian="16pt" style:font-size-complex="16pt"/>
    </style:style>
    <style:style style:name="T27" style:family="text">
      <style:text-properties fo:font-size="16pt" fo:font-weight="bold" officeooo:rsid="003e8722" style:font-size-asian="16pt" style:font-weight-asian="bold" style:font-size-complex="16pt" style:font-weight-complex="bold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47cd91" style:font-size-asian="12pt" style:font-weight-asian="bold" style:font-size-complex="12pt" style:font-weight-complex="bold"/>
    </style:style>
    <style:style style:name="T30" style:family="text">
      <style:text-properties officeooo:rsid="0047cd91"/>
    </style:style>
    <style:style style:name="T31" style:family="text">
      <style:text-properties officeooo:rsid="003e8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10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10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A_20_Style_20_foncé"><text:span text:style-name="T5">Auteur</text:span></text:span></text:p>
            <text:p text:style-name="P4"><text:span text:style-name="TA_20_Element_20_clair_20_marqué"><text:span text:style-name="T11">Thom</text:span></text:span><text:span text:style-name="TA_20_Element_20_clair_20_marqué"><text:span text:style-name="T12">as COGGIA</text:span></text:span><text:span text:style-name="TA_20_Element_20_clair_20_marqué"><text:span text:style-name="T16"> <text:s text:c="19"/></text:span></text:span></text:p>
          </table:table-cell>
          <table:table-cell table:style-name="Tableau1.B1" office:value-type="string">
            <text:p text:style-name="P15"><draw:control text:anchor-type="as-char" draw:z-index="0" draw:style-name="gr1" draw:text-style-name="P26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A_20_Style_20_foncé"><text:span text:style-name="T5">Equipe</text:span></text:span></text:p>
            <text:p text:style-name="P9"><text:span text:style-name="TA_20_Style_20_clair"><text:span text:style-name="T17">Saad C</text:span></text:span><text:span text:style-name="TA_20_Style_20_clair"><text:span text:style-name="T18">HIADMI</text:span></text:span><text:span text:style-name="TA_20_Style_20_clair"><text:span text:style-name="T17">, Thomas COGGIA</text:span></text:span></text:p>
          </table:table-cell>
          <table:table-cell table:style-name="Tableau1.B2" table:number-rows-spanned="2" office:value-type="string">
            <text:p text:style-name="P8"><text:span text:style-name="TA_20_Style_20_foncé"><text:span text:style-name="T16"/></text:span></text:p>
            <text:p text:style-name="P7"><text:span text:style-name="TA_20_Style_20_foncé"><text:span text:style-name="T8">Statut</text:span></text:span></text:p>
            <text:p text:style-name="P7"><text:span text:style-name="TA_20_Style_20_clair"><text:span text:style-name="T19">F</text:span></text:span><text:span text:style-name="TA_20_Style_20_clair"><text:span text:style-name="T20">inal</text:span></text:span></text:p>
            <text:p text:style-name="P6"><text:span text:style-name="TA_20_Element_20_clair_20_marqué"><text:span text:style-name="T15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A_20_Style_20_clair"><text:span text:style-name="T6">Destinaire</text:span></text:span><text:span text:style-name="TA_20_Style_20_clair"><text:span text:style-name="T7">(</text:span></text:span><text:span text:style-name="TA_20_Style_20_clair"><text:span text:style-name="T6">s</text:span></text:span><text:span text:style-name="TA_20_Style_20_clair"><text:span text:style-name="T7">)</text:span></text:span></text:p>
            <text:p text:style-name="P12"><text:span text:style-name="TA_20_Style_20_clair"><text:span text:style-name="T13">K</text:span></text:span><text:span text:style-name="TA_20_Style_20_clair"><text:span text:style-name="T14">e</text:span></text:span><text:span text:style-name="TA_20_Style_20_clair"><text:span text:style-name="T13">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<text:span text:style-name="TA_20_Style_20_foncé"><text:span text:style-name="T5">Chemi</text:span></text:span><text:span text:style-name="TA_20_Style_20_foncé"><text:span text:style-name="T6">n</text:span></text:span></text:p>
            <text:p text:style-name="P11"><text:span text:style-name="TA_20_Style_20_clair"><text:span text:style-name="TA_20_Style_20_clair"><text:span text:style-name="T22">Babyfoot</text:span></text:span></text:span><text:span text:style-name="TA_20_Style_20_clair"><text:span text:style-name="TA_20_Style_20_clair"><text:span text:style-name="T23">/TAPS</text:span></text:span></text:span></text:p>
          </table:table-cell>
          <table:table-cell table:style-name="Tableau1.B2" office:value-type="string">
            <text:p text:style-name="P3"><text:span text:style-name="TA_20_Style_20_foncé"><text:span text:style-name="T15">Page(s)</text:span></text:span><text:span text:style-name="TA_20_Element_20_clair_20_marqué"><text:span text:style-name="T15"> : </text:span></text:span><field:fieldmark-start text:name="Bookmark" field:type="SECTIONPAGES  \* Arabic  \* MERGEFORMAT"/><text:span text:style-name="TA_20_Style_20_clair"><text:span text:style-name="T21">1</text:span></text:span><field:fieldmark-end/></text:p>
          </table:table-cell>
        </table:table-row>
      </table:table>
      <text:p text:style-name="P16"/>
      <text:p text:style-name="P17">Gestion de tournois de babyfoot</text:p>
      <text:p text:style-name="P13"/>
      <text:p text:style-name="P14">Ontologie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2"><text:span text:style-name="TA_20_Element_20_clair_20_marqué"><text:span text:style-name="T1">Version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1">Date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1">Modifications</text:span></text:span></text:p>
          </table:table-cell>
          <table:table-cell table:style-name="Tableau2.D1" office:value-type="string">
            <text:p text:style-name="P2"><text:span text:style-name="TA_20_Element_20_clair_20_marqué"><text:span text:style-name="T1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22"><text:span text:style-name="TA_20_Element_20_clair_20_marqué"><text:span text:style-name="T4">1.0</text:span></text:span></text:p>
          </table:table-cell>
          <table:table-cell table:style-name="Tableau2.B2" office:value-type="string">
            <text:p text:style-name="P21"><text:span text:style-name="TA_20_Element_20_clair_20_marqué"><text:span text:style-name="T10">10</text:span></text:span><text:span text:style-name="TA_20_Element_20_clair_20_marqué"><text:span text:style-name="T9">/10/2019</text:span></text:span></text:p>
          </table:table-cell>
          <table:table-cell table:style-name="Tableau2.B2" office:value-type="string">
            <text:p text:style-name="P21"><text:span text:style-name="TA_20_Element_20_clair_20_marqué"><text:span text:style-name="T9">Final</text:span></text:span></text:p>
          </table:table-cell>
          <table:table-cell table:style-name="Tableau2.D2" office:value-type="string">
            <text:p text:style-name="P10"><text:span text:style-name="TA_20_Element_20_clair_20_marqué"><text:span text:style-name="T2">Thom</text:span></text:span><text:span text:style-name="TA_20_Element_20_clair_20_marqué"><text:span text:style-name="T3">as COGGIA</text:span></text:span></text:p>
          </table:table-cell>
        </table:table-row>
      </table:table>
      <text:p text:style-name="P19"/>
      <text:p text:style-name="P25"><text:span text:style-name="T28">L’ontologie consiste à définir le vocabulaire </text:span><text:span text:style-name="T29">utilisé dans le contexte de ce projet.</text:span></text:p>
      <text:p text:style-name="P24"><text:span text:style-name="T31">A</text:span>ucun mot pour l’instant.</text:p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1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2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51</meta:editing-cycles>
    <meta:creation-date>2019-09-28T15:39:09.338000000</meta:creation-date>
    <dc:date>2019-11-14T14:15:25.275000000</dc:date>
    <meta:editing-duration>PT5H29M29S</meta:editing-duration>
    <meta:generator>LibreOffice/6.2.4.2$Windows_X86_64 LibreOffice_project/2412653d852ce75f65fbfa83fb7e7b669a126d64</meta:generator>
    <meta:document-statistic meta:table-count="2" meta:image-count="2" meta:object-count="0" meta:page-count="1" meta:paragraph-count="26" meta:word-count="55" meta:character-count="378" meta:non-whitespace-character-count="325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